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1bbffe" officeooo:paragraph-rsid="001bbffe"/>
    </style:style>
    <style:style style:name="P3" style:family="paragraph" style:parent-style-name="Title">
      <style:text-properties officeooo:rsid="001a6b0e" officeooo:paragraph-rsid="001a6b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ve never fail</text:p>
      <text:p text:style-name="P1"/>
      <text:p text:style-name="P2">你滿身的傷</text:p>
      <text:p text:style-name="P2">我再多的言語都是廢話</text:p>
      <text:p text:style-name="P2">唯願能努力着</text:p>
      <text:p text:style-name="P2">不再讓你心寒</text:p>
      <text:p text:style-name="P2">如果能夠</text:p>
      <text:p text:style-name="P2">希望能成爲你的驕傲</text:p>
      <text:p text:style-name="P2"/>
      <text:p text:style-name="P2">在你的愛裏</text:p>
      <text:p text:style-name="P2">永遠沒有失敗</text:p>
      <text:p text:style-name="P2">愛</text:p>
      <text:p text:style-name="P2">也不會有失望</text:p>
      <text:p text:style-name="P2">即使輸了</text:p>
      <text:p text:style-name="P2">我們都是永遠的贏家</text:p>
      <text:p text:style-name="P2">任由畜生如何算計</text:p>
      <text:p text:style-name="P2">它都只能妒忌我有一個美麗的名字</text:p>
      <text:p text:style-name="P2"/>
      <text:p text:style-name="P2">而它</text:p>
      <text:p text:style-name="P2">卻只有一個笑話</text:p>
      <text:p text:style-name="P2"/>
      <text:p text:style-name="P2">明明是見不得光的臭蟲</text:p>
      <text:p text:style-name="P2">偏偏要忽悠一幫精神病患者</text:p>
      <text:p text:style-name="P2">敬拜它爲神</text:p>
      <text:p text:style-name="P2"/>
      <text:p text:style-name="P2">這噁心的愛</text:p>
      <text:p text:style-name="P2">就如同它玷污的鮮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9-15T15:33:19.239194044</dc:date>
    <meta:editing-duration>PT26M40S</meta:editing-duration>
    <meta:editing-cycles>24</meta:editing-cycles>
    <meta:document-statistic meta:table-count="0" meta:image-count="0" meta:object-count="0" meta:page-count="1" meta:paragraph-count="22" meta:word-count="147" meta:character-count="159" meta:non-whitespace-character-count="157"/>
  </office:meta>
</office:document-meta>
</file>